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266cm"/>
    </style:style>
    <style:style style:name="co6" style:family="table-column">
      <style:table-column-properties fo:break-before="auto" style:column-width="2.399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office:forms form:automatic-focus="false" form:apply-design-mode="false"/>
        <table:shapes>
          <draw:frame draw:z-index="0" draw:style-name="gr1" draw:text-style-name="P1" svg:width="10.707cm" svg:height="6.022cm" svg:x="21.195cm" svg:y="0.501cm">
            <draw:object draw:notify-on-update-of-ranges="datos.C2:datos.C61 datos.C1:datos.C1 datos.H2:datos.H61 datos.C2:datos.C61 datos.I2:datos.I61 datos.C2:datos.C61 datos.J2:datos.J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707cm" svg:height="6.022cm" svg:x="34.657cm" svg:y="0.492cm">
            <draw:object draw:notify-on-update-of-ranges="datos.C62:datos.C121 datos.C1:datos.C1 datos.H62:datos.H121 datos.C62:datos.C121 datos.I62:datos.I121 datos.C62:datos.C121 datos.J62:datos.J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707cm" svg:height="6.022cm" svg:x="21.067cm" svg:y="7.016cm">
            <draw:object draw:notify-on-update-of-ranges="datos.C122:datos.C181 datos.C1:datos.C1 datos.H122:datos.H181 datos.C122:datos.C181 datos.I122:datos.I181 datos.C122:datos.C181 datos.J122:datos.J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707cm" svg:height="6.022cm" svg:x="34.641cm" svg:y="6.987cm">
            <draw:object draw:notify-on-update-of-ranges="datos.C182:datos.C241 datos.C1:datos.C1 datos.H182:datos.H241 datos.C182:datos.C241 datos.I182:datos.I241 datos.C182:datos.C241 datos.J182:datos.J2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707cm" svg:height="6.022cm" svg:x="28.037cm" svg:y="13.626cm">
            <draw:object draw:notify-on-update-of-ranges="datos.C242:datos.C301 datos.C1:datos.C1 datos.H242:datos.H301 datos.C242:datos.C301 datos.I242:datos.I301 datos.C242:datos.C301 datos.J242:datos.J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6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superior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16.0</text:p>
          </table:table-cell>
          <table:table-cell office:value-type="float" office:value="33" calcext:value-type="float">
            <text:p>33</text:p>
          </table:table-cell>
          <table:table-cell table:formula="of:=[.H2]" office:value-type="float" office:value="33" calcext:value-type="float">
            <text:p>33</text:p>
          </table:table-cell>
          <table:table-cell table:formula="of:=[.I2]" office:value-type="float" office:value="33" calcext:value-type="float">
            <text:p>33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12.0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51.0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86.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85.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95.0</text:p>
          </table:table-cell>
          <table:table-cell office:value-type="float" office:value="28" calcext:value-type="float">
            <text:p>2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90.0</text:p>
          </table:table-cell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43.0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66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95.0</text:p>
          </table:table-cell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6098.0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52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63.0</text:p>
          </table:table-cell>
          <table:table-cell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81.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82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64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22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98.0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60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96.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5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0596.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67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16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00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53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04.0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51.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454.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26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54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6806.0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39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13.0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39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79.0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16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44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35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14.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41.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8064.0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18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36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30.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13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80.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57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95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02.0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25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4008.0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61.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582.0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262.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705.0</text:p>
          </table:table-cell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79.0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75.0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65.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526.0</text:p>
          </table:table-cell>
          <table:table-cell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97126.0</text:p>
          </table:table-cell>
          <table:table-cell table:style-name="ce1" office:value-type="float" office:value="324" calcext:value-type="float">
            <text:p>324</text:p>
          </table:table-cell>
          <table:table-cell table:style-name="ce1"/>
          <table:table-cell table:style-name="ce1" table:formula="of:=MAX([.H53:.H61])" office:value-type="float" office:value="324" calcext:value-type="float">
            <text:p>324</text:p>
          </table:table-cell>
          <table:table-cell table:style-name="ce1"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73.0</text:p>
          </table:table-cell>
          <table:table-cell office:value-type="float" office:value="45" calcext:value-type="float">
            <text:p>45</text:p>
          </table:table-cell>
          <table:table-cell table:formula="of:=[.H62]" office:value-type="float" office:value="45" calcext:value-type="float">
            <text:p>45</text:p>
          </table:table-cell>
          <table:table-cell table:formula="of:=[.I62]" office:value-type="float" office:value="45" calcext:value-type="float">
            <text:p>45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23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86.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84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40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73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76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44.0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52.0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95.0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667.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MIN([.H62:.H72])" office:value-type="float" office:value="16" calcext:value-type="float">
            <text:p>16</text:p>
          </table:table-cell>
          <table:table-cell table:style-name="ce1"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97.0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51.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60.0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33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14.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27.0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35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99.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83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0281.0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97.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37.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59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23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71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86.0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55.0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44.0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28.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54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226.0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58.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12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61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08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30.0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06.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26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59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69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949.0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05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71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14.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373.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53.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145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06.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41.0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128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5332.0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68.0</text:p>
          </table:table-cell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18.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976.0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37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49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69.0</text:p>
          </table:table-cell>
          <table:table-cell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65.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148.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4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1590.0</text:p>
          </table:table-cell>
          <table:table-cell table:style-name="ce1" office:value-type="float" office:value="172" calcext:value-type="float">
            <text:p>172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94.0</text:p>
          </table:table-cell>
          <table:table-cell office:value-type="float" office:value="48" calcext:value-type="float">
            <text:p>48</text:p>
          </table:table-cell>
          <table:table-cell table:formula="of:=[.H122]" office:value-type="float" office:value="48" calcext:value-type="float">
            <text:p>48</text:p>
          </table:table-cell>
          <table:table-cell table:formula="of:=[.I122]" office:value-type="float" office:value="48" calcext:value-type="float">
            <text:p>48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18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55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23.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H125]" office:value-type="float" office:value="74" calcext:value-type="float">
            <text:p>74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91.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88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53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64.0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47.0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26.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4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497.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MIN([.H122:.H132])" office:value-type="float" office:value="19" calcext:value-type="float">
            <text:p>19</text:p>
          </table:table-cell>
          <table:table-cell table:style-name="ce1"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61.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40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92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79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94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64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16.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67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65.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54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4250.0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89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24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89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25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44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18.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01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32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16.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6119.0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45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08.0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63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39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38.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8.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12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39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82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3133.0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  <table:table-cell table:style-name="ce1" table:formula="of:=MAX([.H153:.H162])" office:value-type="float" office:value="111" calcext:value-type="float">
            <text:p>111</text:p>
          </table:table-cell>
          <table:table-cell table:style-name="ce1"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917.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76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32.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82.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23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20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24.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53.0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87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7835.0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formula="of:=MIN([.H163:.H172])" office:value-type="float" office:value="63" calcext:value-type="float">
            <text:p>63</text:p>
          </table:table-cell>
          <table:table-cell table:style-name="ce1"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487.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70.0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44.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97.0</text:p>
          </table:table-cell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833.0</text:p>
          </table:table-cell>
          <table:table-cell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56.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567.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3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47.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55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73885.0</text:p>
          </table:table-cell>
          <table:table-cell table:style-name="ce1" office:value-type="float" office:value="247" calcext:value-type="float">
            <text:p>247</text:p>
          </table:table-cell>
          <table:table-cell table:style-name="ce1"/>
          <table:table-cell table:style-name="ce1" table:formula="of:=[.H181]" office:value-type="float" office:value="247" calcext:value-type="float">
            <text:p>247</text:p>
          </table:table-cell>
          <table:table-cell table:style-name="ce1"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72.0</text:p>
          </table:table-cell>
          <table:table-cell office:value-type="float" office:value="53" calcext:value-type="float">
            <text:p>53</text:p>
          </table:table-cell>
          <table:table-cell table:formula="of:=[.H182]" office:value-type="float" office:value="53" calcext:value-type="float">
            <text:p>53</text:p>
          </table:table-cell>
          <table:table-cell table:formula="of:=[.I182]" office:value-type="float" office:value="53" calcext:value-type="float">
            <text:p>53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23.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48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42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83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09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07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26.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45.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78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7331.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73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94.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89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37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16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092.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13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22.0</text:p>
          </table:table-cell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76.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5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3341.0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85.0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67.0</text:p>
          </table:table-cell>
          <table:table-cell office:value-type="float" office:value="28" calcext:value-type="float">
            <text:p>2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80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98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89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27.0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08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97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38.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54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6900.0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47.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24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259.0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78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69.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HARMEAN([.H212:.H221])" office:value-type="float" office:value="61.0319082581328" calcext:value-type="float">
            <text:p>61,0319082581328</text:p>
          </table:table-cell>
          <table:table-cell table:number-columns-repeated="5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06.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093.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59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11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3276.0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60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68.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332.0</text:p>
          </table:table-cell>
          <table:table-cell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932.0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438.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376.0</text:p>
          </table:table-cell>
          <table:table-cell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81.0</text:p>
          </table:table-cell>
          <table:table-cell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61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34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1521.0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697.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29.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186.0</text:p>
          </table:table-cell>
          <table:table-cell office:value-type="float" office:value="148" calcext:value-type="float">
            <text:p>14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98.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892.0</text:p>
          </table:table-cell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152.0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988.0</text:p>
          </table:table-cell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042.0</text:p>
          </table:table-cell>
          <table:table-cell office:value-type="float" office:value="217" calcext:value-type="float">
            <text:p>217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65505.0</text:p>
          </table:table-cell>
          <table:table-cell table:style-name="ce1" table:formula="of:=AVERAGE([.H182:.H240])" office:value-type="float" office:value="85.728813559322" calcext:value-type="float">
            <text:p>85,728813559322</text:p>
          </table:table-cell>
          <table:table-cell table:style-name="ce1" table:formula="of:=[.H241]" office:value-type="float" office:value="85.728813559322" calcext:value-type="float">
            <text:p>85,728813559322</text:p>
          </table:table-cell>
          <table:table-cell table:style-name="ce1" table:formula="of:=[.H241]" office:value-type="float" office:value="85.728813559322" calcext:value-type="float">
            <text:p>85,728813559322</text:p>
          </table:table-cell>
          <table:table-cell table:style-name="ce1"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08.0</text:p>
          </table:table-cell>
          <table:table-cell office:value-type="float" office:value="53" calcext:value-type="float">
            <text:p>53</text:p>
          </table:table-cell>
          <table:table-cell table:formula="of:=[.H242]" office:value-type="float" office:value="53" calcext:value-type="float">
            <text:p>53</text:p>
          </table:table-cell>
          <table:table-cell table:formula="of:=[.I242]" office:value-type="float" office:value="53" calcext:value-type="float">
            <text:p>53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98.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53.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68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14.0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41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49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96.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86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09.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6325.0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" table:formula="of:=MAX([.H242:.H252])" office:value-type="float" office:value="94" calcext:value-type="float">
            <text:p>94</text:p>
          </table:table-cell>
          <table:table-cell table:style-name="ce1"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74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91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75.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34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49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46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00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24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06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6467.0</text:p>
          </table:table-cell>
          <table:table-cell table:style-name="ce1" office:value-type="float" office:value="89" calcext:value-type="float">
            <text:p>89</text:p>
          </table:table-cell>
          <table:table-cell table:style-name="ce1"/>
          <table:table-cell table:style-name="ce1" table:formula="of:=MAX([.H253:.H262])" office:value-type="float" office:value="89" calcext:value-type="float">
            <text:p>89</text:p>
          </table:table-cell>
          <table:table-cell table:style-name="ce1"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01.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83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55.0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03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33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25.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775.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39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29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9038.0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41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834.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24.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73.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HARMEAN([.H272:.H281])" office:value-type="float" office:value="83.3315412923422" calcext:value-type="float">
            <text:p>83,3315412923422</text:p>
          </table:table-cell>
          <table:table-cell table:number-columns-repeated="5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830.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54.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18.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51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780.0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3067.0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415.0</text:p>
          </table:table-cell>
          <table:table-cell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29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14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055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065.0</text:p>
          </table:table-cell>
          <table:table-cell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447.0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587.0</text:p>
          </table:table-cell>
          <table:table-cell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172.0</text:p>
          </table:table-cell>
          <table:table-cell office:value-type="float" office:value="151" calcext:value-type="float">
            <text:p>151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49.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73938.0</text:p>
          </table:table-cell>
          <table:table-cell table:style-name="ce1" office:value-type="float" office:value="247" calcext:value-type="float">
            <text:p>247</text:p>
          </table:table-cell>
          <table:table-cell table:style-name="ce1"/>
          <table:table-cell table:style-name="ce1" table:formula="of:=MAX([.H283:.H292])" office:value-type="float" office:value="247" calcext:value-type="float">
            <text:p>247</text:p>
          </table:table-cell>
          <table:table-cell table:style-name="ce1"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060.0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766.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551.0</text:p>
          </table:table-cell>
          <table:table-cell office:value-type="float" office:value="299" calcext:value-type="float">
            <text:p>29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904.0</text:p>
          </table:table-cell>
          <table:table-cell office:value-type="float" office:value="254" calcext:value-type="float">
            <text:p>25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629.0</text:p>
          </table:table-cell>
          <table:table-cell office:value-type="float" office:value="279" calcext:value-type="float">
            <text:p>27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928.0</text:p>
          </table:table-cell>
          <table:table-cell office:value-type="float" office:value="214" calcext:value-type="float">
            <text:p>214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584.0</text:p>
          </table:table-cell>
          <table:table-cell office:value-type="float" office:value="179" calcext:value-type="float">
            <text:p>179</text:p>
          </table:table-cell>
          <table:table-cell table:number-columns-repeated="5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5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727.0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93568.0</text:p>
          </table:table-cell>
          <table:table-cell table:style-name="ce1" table:formula="of:=AVERAGE([.H242:.H300])" office:value-type="float" office:value="100.254237288136" calcext:value-type="float">
            <text:p>100,254237288136</text:p>
          </table:table-cell>
          <table:table-cell table:style-name="ce1" table:formula="of:=MIN([.H293:.H301])" office:value-type="float" office:value="100.254237288136" calcext:value-type="float">
            <text:p>100,254237288136</text:p>
          </table:table-cell>
          <table:table-cell table:style-name="ce1" table:formula="of:=[.I301]" office:value-type="float" office:value="100.254237288136" calcext:value-type="float">
            <text:p>100,254237288136</text:p>
          </table:table-cell>
          <table:table-cell table:style-name="ce1" table:number-columns-repeated="5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6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89.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</table:table>
      <table:named-expressions/>
      <table:database-ranges>
        <table:database-range table:name="__Anonymous_Sheet_DB__0" table:target-range-address="datos.A1:datos.J3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-00-0000</text:date>, <text:time style:data-style-name="N2" text:time-value="12:06:57.7551978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20T13:23:10.703422848</dc:date>
    <meta:editing-duration>PT24M54S</meta:editing-duration>
    <meta:editing-cycles>7</meta:editing-cycles>
    <meta:document-statistic meta:table-count="1" meta:cell-count="250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style:rotation-angle="0"/>
      <style:text-properties fo:font-size="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08cm" svg:height="6.023cm" xlink:href=".." xlink:type="simple" chart:class="chart:scatter" chart:style-name="ch1">
        <chart:title svg:x="4.137cm" svg:y="0.035cm" chart:style-name="ch2">
          <text:p>Evaluaciones</text:p>
        </chart:title>
        <chart:subtitle svg:x="4.34cm" svg:y="0.492cm" chart:style-name="ch3">
          <text:p>Pesos 1000</text:p>
        </chart:subtitle>
        <chart:legend chart:legend-position="end" svg:x="8.267cm" svg:y="2.833cm" style:legend-expansion="custom" chartooo:width="2.231cm" chartooo:height="1.245cm" style:legend-expansion-aspect-ratio="1.79196787148594" chart:style-name="ch4"/>
        <chart:plot-area chart:style-name="ch5" table:cell-range-address="datos.C1:datos.C61 datos.H2:datos.J61" chart:data-source-has-labels="row" svg:x="0.654cm" svg:y="0.926cm" svg:width="7.394cm" svg:height="4.641cm">
          <chartooo:coordinate-region svg:x="1.302cm" svg:y="1.059cm" svg:width="6.746cm" svg:height="3.993cm"/>
          <chart:axis chart:dimension="x" chart:name="primary-x" chart:style-name="ch6">
            <chart:title svg:x="4.117cm" svg:y="5.602cm" chart:style-name="ch7">
              <text:p>Aprendizaje C1</text:p>
            </chart:title>
          </chart:axis>
          <chart:axis chart:dimension="y" chart:name="primary-y" chart:style-name="ch8">
            <chart:title svg:x="0.135cm" svg:y="3.77cm" chart:style-name="ch9">
              <text:p>Epocas</text:p>
            </chart:title>
            <chart:grid chart:style-name="ch10" chart:class="major"/>
          </chart:axis>
          <chart:series chart:style-name="ch11" chart:values-cell-range-address="datos.H2:datos.H61" chart:label-cell-address="datos.C1:datos.C1" chart:class="chart:scatter">
            <chart:domain table:cell-range-address="datos.C2:datos.C61"/>
            <chart:data-point chart:repeated="60"/>
          </chart:series>
          <chart:series chart:style-name="ch12" chart:values-cell-range-address="datos.I2:datos.I61" loext:label-string="inferior" chart:class="chart:scatter">
            <chart:data-point chart:repeated="60"/>
          </chart:series>
          <chart:series chart:style-name="ch13" chart:values-cell-range-address="datos.J2:datos.J6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2:datos.C61</svg:desc>
                </draw:g>
              </table:table-cell>
              <table:table-cell office:value-type="float" office:value="33">
                <text:p>33</text:p>
                <draw:g>
                  <svg:desc>datos.H2:datos.H61</svg:desc>
                </draw:g>
              </table:table-cell>
              <table:table-cell office:value-type="float" office:value="33">
                <text:p>33</text:p>
                <draw:g>
                  <svg:desc>datos.I2:datos.I61</svg:desc>
                </draw:g>
              </table:table-cell>
              <table:table-cell office:value-type="float" office:value="33">
                <text:p>33</text:p>
                <draw:g>
                  <svg:desc>datos.J2:datos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style:rotation-angle="0"/>
      <style:text-properties fo:font-size="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08cm" svg:height="6.023cm" xlink:href=".." xlink:type="simple" chart:class="chart:scatter" chart:style-name="ch1">
        <chart:title svg:x="4.137cm" svg:y="0.037cm" chart:style-name="ch2">
          <text:p>Evaluaciones</text:p>
        </chart:title>
        <chart:subtitle svg:x="4.34cm" svg:y="0.492cm" chart:style-name="ch3">
          <text:p>Pesos 2000</text:p>
        </chart:subtitle>
        <chart:legend chart:legend-position="end" svg:x="8.486cm" svg:y="2.833cm" style:legend-expansion="custom" chartooo:width="2.012cm" chartooo:height="1.32cm" style:legend-expansion-aspect-ratio="1.52424242424242" chart:style-name="ch4"/>
        <chart:plot-area chart:style-name="ch5" table:cell-range-address="datos.C62:datos.C121 datos.C1:datos.C1 datos.H62:datos.J121" chart:data-source-has-labels="row" svg:x="0.654cm" svg:y="0.926cm" svg:width="7.612cm" svg:height="4.641cm">
          <chartooo:coordinate-region svg:x="1.302cm" svg:y="1.059cm" svg:width="6.964cm" svg:height="3.993cm"/>
          <chart:axis chart:dimension="x" chart:name="primary-x" chart:style-name="ch6">
            <chart:title svg:x="4.117cm" svg:y="5.602cm" chart:style-name="ch7">
              <text:p>Aprendizaje C1</text:p>
            </chart:title>
          </chart:axis>
          <chart:axis chart:dimension="y" chart:name="primary-y" chart:style-name="ch8">
            <chart:title svg:x="0.135cm" svg:y="3.768cm" chart:style-name="ch9">
              <text:p>Epocas</text:p>
            </chart:title>
            <chart:grid chart:style-name="ch10" chart:class="major"/>
          </chart:axis>
          <chart:series chart:style-name="ch11" chart:values-cell-range-address="datos.H62:datos.H121" chart:label-cell-address="datos.C1:datos.C1" chart:class="chart:scatter">
            <chart:domain table:cell-range-address="datos.C62:datos.C121"/>
            <chart:data-point chart:repeated="60"/>
          </chart:series>
          <chart:series chart:style-name="ch12" chart:values-cell-range-address="datos.I62:datos.I121" loext:label-string="inferior" chart:class="chart:scatter">
            <chart:data-point chart:repeated="60"/>
          </chart:series>
          <chart:series chart:style-name="ch13" chart:values-cell-range-address="datos.J62:datos.J12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62:datos.C121</svg:desc>
                </draw:g>
              </table:table-cell>
              <table:table-cell office:value-type="float" office:value="45">
                <text:p>45</text:p>
                <draw:g>
                  <svg:desc>datos.H62:datos.H121</svg:desc>
                </draw:g>
              </table:table-cell>
              <table:table-cell office:value-type="float" office:value="45">
                <text:p>45</text:p>
                <draw:g>
                  <svg:desc>datos.I62:datos.I121</svg:desc>
                </draw:g>
              </table:table-cell>
              <table:table-cell office:value-type="float" office:value="45">
                <text:p>45</text:p>
                <draw:g>
                  <svg:desc>datos.J62:datos.J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style:rotation-angle="0"/>
      <style:text-properties fo:font-size="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08cm" svg:height="6.023cm" xlink:href=".." xlink:type="simple" chart:class="chart:scatter" chart:style-name="ch1">
        <chart:title svg:x="4.137cm" svg:y="0.039cm" chart:style-name="ch2">
          <text:p>Evaluaciones</text:p>
        </chart:title>
        <chart:subtitle svg:x="4.34cm" svg:y="0.492cm" chart:style-name="ch3">
          <text:p>Pesos 3000</text:p>
        </chart:subtitle>
        <chart:legend chart:legend-position="end" svg:x="8.239cm" svg:y="2.833cm" style:legend-expansion="custom" chartooo:width="2.259cm" chartooo:height="1.357cm" style:legend-expansion-aspect-ratio="1.66470154753132" chart:style-name="ch4"/>
        <chart:plot-area chart:style-name="ch5" table:cell-range-address="datos.C122:datos.C181 datos.C1:datos.C1 datos.H122:datos.J181" chart:data-source-has-labels="row" svg:x="0.654cm" svg:y="0.927cm" svg:width="7.257cm" svg:height="4.642cm">
          <chartooo:coordinate-region svg:x="1.302cm" svg:y="1.06cm" svg:width="6.609cm" svg:height="3.994cm"/>
          <chart:axis chart:dimension="x" chart:name="primary-x" chart:style-name="ch6">
            <chart:title svg:x="4.117cm" svg:y="5.602cm" chart:style-name="ch7">
              <text:p>Aprendizaje C1</text:p>
            </chart:title>
          </chart:axis>
          <chart:axis chart:dimension="y" chart:name="primary-y" chart:style-name="ch8">
            <chart:title svg:x="0.135cm" svg:y="3.765cm" chart:style-name="ch9">
              <text:p>Epocas</text:p>
            </chart:title>
            <chart:grid chart:style-name="ch10" chart:class="major"/>
          </chart:axis>
          <chart:series chart:style-name="ch11" chart:values-cell-range-address="datos.H122:datos.H181" chart:label-cell-address="datos.C1:datos.C1" chart:class="chart:scatter">
            <chart:domain table:cell-range-address="datos.C122:datos.C181"/>
            <chart:data-point chart:repeated="60"/>
          </chart:series>
          <chart:series chart:style-name="ch12" chart:values-cell-range-address="datos.I122:datos.I181" loext:label-string="inferior" chart:class="chart:scatter">
            <chart:data-point chart:repeated="60"/>
          </chart:series>
          <chart:series chart:style-name="ch13" chart:values-cell-range-address="datos.J122:datos.J18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122:datos.C181</svg:desc>
                </draw:g>
              </table:table-cell>
              <table:table-cell office:value-type="float" office:value="48">
                <text:p>48</text:p>
                <draw:g>
                  <svg:desc>datos.H122:datos.H181</svg:desc>
                </draw:g>
              </table:table-cell>
              <table:table-cell office:value-type="float" office:value="48">
                <text:p>48</text:p>
                <draw:g>
                  <svg:desc>datos.I122:datos.I181</svg:desc>
                </draw:g>
              </table:table-cell>
              <table:table-cell office:value-type="float" office:value="48">
                <text:p>48</text:p>
                <draw:g>
                  <svg:desc>datos.J122:datos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style:rotation-angle="0"/>
      <style:text-properties fo:font-size="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08cm" svg:height="6.023cm" xlink:href=".." xlink:type="simple" chart:class="chart:scatter" chart:style-name="ch1">
        <chart:title svg:x="4.137cm" svg:y="0.041cm" chart:style-name="ch2">
          <text:p>Evaluaciones</text:p>
        </chart:title>
        <chart:subtitle svg:x="4.34cm" svg:y="0.492cm" chart:style-name="ch3">
          <text:p>Pesos 4000</text:p>
        </chart:subtitle>
        <chart:legend chart:legend-position="end" svg:x="8.376cm" svg:y="2.833cm" style:legend-expansion="custom" chartooo:width="2.122cm" chartooo:height="1.357cm" style:legend-expansion-aspect-ratio="1.56374355195284" chart:style-name="ch4"/>
        <chart:plot-area chart:style-name="ch5" table:cell-range-address="datos.C182:datos.C241 datos.C1:datos.C1 datos.H182:datos.J241" chart:data-source-has-labels="row" svg:x="0.654cm" svg:y="0.927cm" svg:width="7.465cm" svg:height="4.642cm">
          <chartooo:coordinate-region svg:x="1.302cm" svg:y="1.06cm" svg:width="6.817cm" svg:height="3.994cm"/>
          <chart:axis chart:dimension="x" chart:name="primary-x" chart:style-name="ch6">
            <chart:title svg:x="4.117cm" svg:y="5.602cm" chart:style-name="ch7">
              <text:p>Aprendizaje C1</text:p>
            </chart:title>
          </chart:axis>
          <chart:axis chart:dimension="y" chart:name="primary-y" chart:style-name="ch8">
            <chart:title svg:x="0.135cm" svg:y="3.762cm" chart:style-name="ch9">
              <text:p>Epocas</text:p>
            </chart:title>
            <chart:grid chart:style-name="ch10" chart:class="major"/>
          </chart:axis>
          <chart:series chart:style-name="ch11" chart:values-cell-range-address="datos.H182:datos.H241" chart:label-cell-address="datos.C1:datos.C1" chart:class="chart:scatter">
            <chart:domain table:cell-range-address="datos.C182:datos.C241"/>
            <chart:data-point chart:repeated="60"/>
          </chart:series>
          <chart:series chart:style-name="ch12" chart:values-cell-range-address="datos.I182:datos.I241" loext:label-string="inferior" chart:class="chart:scatter">
            <chart:data-point chart:repeated="60"/>
          </chart:series>
          <chart:series chart:style-name="ch13" chart:values-cell-range-address="datos.J182:datos.J24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182:datos.C241</svg:desc>
                </draw:g>
              </table:table-cell>
              <table:table-cell office:value-type="float" office:value="53">
                <text:p>53</text:p>
                <draw:g>
                  <svg:desc>datos.H182:datos.H241</svg:desc>
                </draw:g>
              </table:table-cell>
              <table:table-cell office:value-type="float" office:value="53">
                <text:p>53</text:p>
                <draw:g>
                  <svg:desc>datos.I182:datos.I241</svg:desc>
                </draw:g>
              </table:table-cell>
              <table:table-cell office:value-type="float" office:value="53">
                <text:p>53</text:p>
                <draw:g>
                  <svg:desc>datos.J182:datos.J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85.728813559322">
                <text:p>85.728813559322</text:p>
              </table:table-cell>
              <table:table-cell office:value-type="float" office:value="85.728813559322">
                <text:p>85.728813559322</text:p>
              </table:table-cell>
              <table:table-cell office:value-type="float" office:value="85.728813559322">
                <text:p>85.7288135593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0pt" style:font-size-asian="13pt" style:font-size-complex="13pt"/>
    </style:style>
    <style:style style:name="ch3" style:family="chart">
      <style:chart-properties style:rotation-angle="0"/>
      <style:text-properties fo:font-size="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08cm" svg:height="6.023cm" xlink:href=".." xlink:type="simple" chart:class="chart:scatter" chart:style-name="ch1">
        <chart:title svg:x="4.137cm" svg:y="0.043cm" chart:style-name="ch2">
          <text:p>Evaluaciones</text:p>
        </chart:title>
        <chart:subtitle svg:x="4.34cm" svg:y="0.492cm" chart:style-name="ch3">
          <text:p>Pesos 5000</text:p>
        </chart:subtitle>
        <chart:legend chart:legend-position="end" svg:x="8.34cm" svg:y="2.833cm" style:legend-expansion="custom" chartooo:width="2.158cm" chartooo:height="1.207cm" style:legend-expansion-aspect-ratio="1.78790389395195" chart:style-name="ch4"/>
        <chart:plot-area chart:style-name="ch5" table:cell-range-address="datos.C242:datos.C301 datos.C1:datos.C1 datos.H242:datos.J301" chart:data-source-has-labels="row" svg:x="0.654cm" svg:y="1.059cm" svg:width="7.446cm" svg:height="4.508cm">
          <chartooo:coordinate-region svg:x="1.302cm" svg:y="1.059cm" svg:width="6.798cm" svg:height="3.993cm"/>
          <chart:axis chart:dimension="x" chart:name="primary-x" chart:style-name="ch6">
            <chart:title svg:x="4.117cm" svg:y="5.602cm" chart:style-name="ch7">
              <text:p>Aprendizaje C1</text:p>
            </chart:title>
          </chart:axis>
          <chart:axis chart:dimension="y" chart:name="primary-y" chart:style-name="ch8">
            <chart:title svg:x="0.135cm" svg:y="3.76cm" chart:style-name="ch9">
              <text:p>Epocas</text:p>
            </chart:title>
            <chart:grid chart:style-name="ch10" chart:class="major"/>
          </chart:axis>
          <chart:series chart:style-name="ch11" chart:values-cell-range-address="datos.H242:datos.H301" chart:label-cell-address="datos.C1:datos.C1" chart:class="chart:scatter">
            <chart:domain table:cell-range-address="datos.C242:datos.C301"/>
            <chart:data-point chart:repeated="60"/>
          </chart:series>
          <chart:series chart:style-name="ch12" chart:values-cell-range-address="datos.I242:datos.I301" loext:label-string="inferior" chart:class="chart:scatter">
            <chart:data-point chart:repeated="60"/>
          </chart:series>
          <chart:series chart:style-name="ch13" chart:values-cell-range-address="datos.J242:datos.J30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242:datos.C301</svg:desc>
                </draw:g>
              </table:table-cell>
              <table:table-cell office:value-type="float" office:value="53">
                <text:p>53</text:p>
                <draw:g>
                  <svg:desc>datos.H242:datos.H301</svg:desc>
                </draw:g>
              </table:table-cell>
              <table:table-cell office:value-type="float" office:value="53">
                <text:p>53</text:p>
                <draw:g>
                  <svg:desc>datos.I242:datos.I301</svg:desc>
                </draw:g>
              </table:table-cell>
              <table:table-cell office:value-type="float" office:value="53">
                <text:p>53</text:p>
                <draw:g>
                  <svg:desc>datos.J242:datos.J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00.254237288136">
                <text:p>100.254237288136</text:p>
              </table:table-cell>
              <table:table-cell office:value-type="float" office:value="100.254237288136">
                <text:p>100.254237288136</text:p>
              </table:table-cell>
              <table:table-cell office:value-type="float" office:value="100.254237288136">
                <text:p>100.2542372881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